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E0000004E055A7DD89.png"/>
  <manifest:file-entry manifest:media-type="image/jpeg" manifest:full-path="Pictures/100000000000046A000001BF276C6F63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8cm" svg:x="1cm" svg:y="19.161cm">
          <draw:image xlink:href="Pictures/100000000000046A000001BF276C6F63.jpg" xlink:type="simple" xlink:show="embed" xlink:actuate="onLoad">
            <text:p/>
          </draw:image>
        </draw:frame>
        <draw:frame draw:style-name="gr1" draw:text-style-name="P1" draw:layer="layout" svg:width="14.518cm" svg:height="14.399cm" svg:x="2.905cm" svg:y="4.127cm">
          <draw:image xlink:href="Pictures/10000000000004E0000004E055A7DD89.png" xlink:type="simple" xlink:show="embed" xlink:actuate="onLoad">
            <text:p/>
          </draw:image>
        </draw:frame>
        <draw:frame draw:style-name="gr2" draw:layer="layout" svg:width="2.551cm" svg:height="0.962cm" svg:x="16.875cm" svg:y="6.515cm">
          <draw:text-box>
            <text:p>4xinput</text:p>
          </draw:text-box>
        </draw:frame>
        <draw:frame draw:style-name="gr3" draw:layer="layout" svg:width="2.936cm" svg:height="3.392cm" svg:x="1.366cm" svg:y="6.588cm">
          <draw:text-box>
            <text:p>4xoutput</text:p>
          </draw:text-box>
        </draw:frame>
        <draw:frame draw:style-name="gr2" draw:layer="layout" svg:width="2.301cm" svg:height="0.962cm" svg:x="8.366cm" svg:y="18.018cm">
          <draw:text-box>
            <text:p>Power</text:p>
          </draw:text-box>
        </draw:frame>
        <draw:frame draw:style-name="gr2" draw:layer="layout" svg:width="2.301cm" svg:height="0.962cm" svg:x="8.239cm" svg:y="4.048cm">
          <draw:text-box>
            <text:p>Power</text:p>
          </draw:text-box>
        </draw:frame>
        <draw:frame draw:style-name="gr4" draw:layer="layout" svg:width="7.809cm" svg:height="2.105cm" svg:x="6.78cm" svg:y="1.381cm">
          <draw:text-box>
            <text:p>ECG ADC System Design</text:p>
          </draw:text-box>
        </draw:frame>
        <draw:frame draw:style-name="gr2" draw:layer="layout" svg:width="12.351cm" svg:height="0.962cm" svg:x="4.778cm" svg:y="3.032cm">
          <draw:text-box>
            <text:p>Functional, but needs the TSZ124 op am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37:42</meta:creation-date>
    <dc:date>2015-08-17T02:46:40</dc:date>
    <meta:editing-duration>PT8M59S</meta:editing-duration>
    <meta:editing-cycles>2</meta:editing-cycles>
    <meta:generator>OpenOffice/4.0.1$Unix OpenOffice.org_project/401m5$Build-9714</meta:generator>
    <meta:document-statistic meta:object-count="8"/>
  </office:meta>
</office:document-meta>
</file>